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1cm" fo:margin-right="0cm" fo:text-align="start" fo:text-indent="0.5cm"/>
    </style:style>
    <style:style style:name="P5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margin-left="2cm" fo:margin-right="0cm" fo:text-align="start" fo:text-indent="0cm"/>
    </style:style>
    <style:style style:name="P11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.032cm" svg:height="2.54cm" svg:x="0cm" svg:y="0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94cm" svg:height="1.905cm" svg:x="0cm" svg:y="0cm" presentation:class="title" presentation:user-transformed="true">
          <draw:text-box>
            <text:p text:style-name="P4"><text:span text:style-name="T1">Therm</text:span><text:span text:style-name="T1">odynam</text:span><text:span text:style-name="T1">ics of </text:span><text:span text:style-name="T1">two-</text:span><text:span text:style-name="T1">phase </text:span><text:span text:style-name="T1">flow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ree Energ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1" draw:layer="layout" svg:width="27.991cm" svg:height="1.905cm" svg:x="0cm" svg:y="0cm" presentation:class="title" presentation:user-transformed="true">
          <draw:text-box>
            <text:p text:style-name="P10"><text:span text:style-name="T3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2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7" draw:text-style-name="P12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8" draw:text-style-name="P12" draw:layer="layout" svg:width="5.713cm" svg:height="3.446cm" svg:x="2.184cm" svg:y="12.954cm">
          <draw:text-box>
            <text:p><text:span text:style-name="T5">Final Momentum Equation:</text:span></text:p>
          </draw:text-box>
        </draw:frame>
        <draw:custom-shape draw:style-name="gr9" draw:text-style-name="P13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4.444cm" svg:height="1.529cm" svg:x="2.125cm" svg:y="5.547cm">
          <draw:text-box>
            <text:p><text:span text:style-name="T5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3" draw:text-style-name="P7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7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3" draw:text-style-name="P7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7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7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7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7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7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7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7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7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7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7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3" draw:text-style-name="P7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3" draw:text-style-name="P7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3" draw:text-style-name="P7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7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3" draw:text-style-name="P7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3" draw:text-style-name="P7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3" draw:text-style-name="P7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7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3" draw:text-style-name="P7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3" draw:text-style-name="P7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3" draw:text-style-name="P7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3" draw:text-style-name="P7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3" draw:text-style-name="P7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3" draw:text-style-name="P7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7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3" draw:text-style-name="P7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3" draw:text-style-name="P7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3" draw:text-style-name="P7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3" draw:text-style-name="P7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3" draw:text-style-name="P7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3" draw:text-style-name="P7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3" draw:text-style-name="P7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3" draw:text-style-name="P7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7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7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3" draw:text-style-name="P7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3" draw:text-style-name="P7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3" draw:text-style-name="P7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3" draw:text-style-name="P7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3" draw:text-style-name="P7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3" draw:text-style-name="P7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3" draw:text-style-name="P7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3" draw:text-style-name="P7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3" draw:text-style-name="P7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3" draw:text-style-name="P7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3" draw:text-style-name="P7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3" draw:text-style-name="P7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3" draw:text-style-name="P7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3" draw:text-style-name="P7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3" draw:text-style-name="P7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3" draw:text-style-name="P7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3" draw:text-style-name="P7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3" draw:text-style-name="P7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3" draw:text-style-name="P7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3" draw:text-style-name="P7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3" draw:text-style-name="P7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3" draw:text-style-name="P7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3" draw:text-style-name="P7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3" draw:text-style-name="P7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3" draw:text-style-name="P7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3" draw:text-style-name="P7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3" draw:text-style-name="P7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3" draw:text-style-name="P7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3" draw:text-style-name="P7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3" draw:text-style-name="P7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3" draw:text-style-name="P7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3" draw:text-style-name="P7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3" draw:text-style-name="P7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3" draw:text-style-name="P7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3" draw:text-style-name="P7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3" draw:text-style-name="P7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3" draw:text-style-name="P7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3" draw:text-style-name="P7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3" draw:text-style-name="P7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3" draw:text-style-name="P7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3" draw:text-style-name="P7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3" draw:text-style-name="P7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3" draw:text-style-name="P7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3" draw:text-style-name="P7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3" draw:text-style-name="P7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3" draw:text-style-name="P7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3" draw:text-style-name="P7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3" draw:text-style-name="P7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3" draw:text-style-name="P7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3" draw:text-style-name="P7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3" draw:text-style-name="P7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3" draw:text-style-name="P7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3" draw:text-style-name="P7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3" draw:text-style-name="P7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3" draw:text-style-name="P7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3" draw:text-style-name="P7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3" draw:text-style-name="P7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3" draw:text-style-name="P7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3" draw:text-style-name="P7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3" draw:text-style-name="P7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3" draw:text-style-name="P7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3" draw:text-style-name="P7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13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5" draw:layer="layout" svg:width="27.991cm" svg:height="1.905cm" svg:x="0cm" svg:y="0cm" presentation:class="title" presentation:user-transformed="true">
          <draw:text-box>
            <text:p text:style-name="P14"><text:span text:style-name="T1"><text:tab/></text:span><text:span text:style-name="T1">Chemical Potential Formulation</text:span></text:p>
          </draw:text-box>
        </draw:frame>
        <draw:custom-shape draw:style-name="gr12" draw:text-style-name="P13" draw:layer="layout" svg:width="11.43cm" svg:height="1.27cm" svg:x="2.085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text{External Force: }F_\alpha = - \rho \partial_\alpha \mu^{nid}§svg§600§TRUE§</svg:desc>
          <draw:path draw:style-name="gr3" draw:text-style-name="P7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  <text:p/>
          </draw:path>
          <draw:path draw:style-name="gr3" draw:text-style-name="P7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  <text:p/>
          </draw:path>
          <draw:path draw:style-name="gr3" draw:text-style-name="P7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  <text:p/>
          </draw:path>
          <draw:path draw:style-name="gr3" draw:text-style-name="P7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  <text:p/>
          </draw:path>
          <draw:path draw:style-name="gr3" draw:text-style-name="P7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  <text:p/>
          </draw:path>
          <draw:path draw:style-name="gr3" draw:text-style-name="P7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  <text:p/>
          </draw:path>
          <draw:path draw:style-name="gr3" draw:text-style-name="P7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  <text:p/>
          </draw:path>
          <draw:path draw:style-name="gr3" draw:text-style-name="P7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  <text:p/>
          </draw:path>
          <draw:path draw:style-name="gr3" draw:text-style-name="P7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  <text:p/>
          </draw:path>
          <draw:path draw:style-name="gr3" draw:text-style-name="P7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  <text:p/>
          </draw:path>
          <draw:path draw:style-name="gr3" draw:text-style-name="P7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  <text:p/>
          </draw:path>
          <draw:path draw:style-name="gr3" draw:text-style-name="P7" draw:layer="layout" svg:width="0.075cm" svg:height="0.3cm" svg:x="7.107cm" svg:y="13.352cm" svg:viewBox="0 0 76 301" svg:d="M76 38c0-20-18-38-38-38s-38 18-38 38 18 36 38 36 38-16 38-36zM76 265c0-20-18-38-38-38s-38 18-38 38 18 36 38 36 38-16 38-36z">
            <text:p/>
          </draw:path>
          <draw:path draw:style-name="gr3" draw:text-style-name="P7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  <text:p/>
          </draw:path>
          <draw:path draw:style-name="gr3" draw:text-style-name="P7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  <text:p/>
          </draw:path>
          <draw:path draw:style-name="gr3" draw:text-style-name="P7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9.409cm" svg:y="13.466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  <text:p/>
          </draw:path>
          <draw:path draw:style-name="gr3" draw:text-style-name="P7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  <text:p/>
          </draw:path>
          <draw:path draw:style-name="gr3" draw:text-style-name="P7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  <text:p/>
          </draw:path>
          <draw:path draw:style-name="gr3" draw:text-style-name="P7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  <text:p/>
          </draw:path>
          <draw:path draw:style-name="gr3" draw:text-style-name="P7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  <text:p/>
          </draw:path>
          <draw:path draw:style-name="gr3" draw:text-style-name="P7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  <text:p/>
          </draw:path>
        </draw:g>
        <draw:g>
          <draw:custom-shape draw:style-name="gr13" draw:text-style-name="P13" draw:layer="layout" svg:width="13.692cm" svg:height="3.32cm" svg:x="2.183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6" draw:layer="layout" svg:width="8.255cm" svg:height="1.665cm" svg:x="2.435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3" draw:text-style-name="P7" draw:layer="layout" svg:width="0.379cm" svg:height="0.46cm" svg:x="2.758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3" draw:text-style-name="P7" draw:layer="layout" svg:width="0.623cm" svg:height="0.364cm" svg:x="3.394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3" draw:text-style-name="P7" draw:layer="layout" svg:width="0.427cm" svg:height="0.508cm" svg:x="4.292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3" draw:text-style-name="P7" draw:layer="layout" svg:width="0.353cm" svg:height="0.484cm" svg:x="4.781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3" draw:text-style-name="P7" draw:layer="layout" svg:width="0.271cm" svg:height="0.32cm" svg:x="5.169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3" draw:text-style-name="P7" draw:layer="layout" svg:width="0.547cm" svg:height="0.308cm" svg:x="5.485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3" draw:text-style-name="P7" draw:layer="layout" svg:width="0.149cm" svg:height="0.466cm" svg:x="6.071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3" draw:text-style-name="P7" draw:layer="layout" svg:width="0.267cm" svg:height="0.32cm" svg:x="6.267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3" draw:text-style-name="P7" draw:layer="layout" svg:width="0.315cm" svg:height="0.32cm" svg:x="6.585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3" draw:text-style-name="P7" draw:layer="layout" svg:width="0.155cm" svg:height="0.484cm" svg:x="6.929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413cm" svg:height="0.476cm" svg:x="7.361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3" draw:text-style-name="P7" draw:layer="layout" svg:width="0.309cm" svg:height="0.32cm" svg:x="7.815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3" draw:text-style-name="P7" draw:layer="layout" svg:width="0.219cm" svg:height="0.436cm" svg:x="8.159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3" draw:text-style-name="P7" draw:layer="layout" svg:width="0.271cm" svg:height="0.32cm" svg:x="8.43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3" draw:text-style-name="P7" draw:layer="layout" svg:width="0.351cm" svg:height="0.308cm" svg:x="8.754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3" draw:text-style-name="P7" draw:layer="layout" svg:width="0.219cm" svg:height="0.436cm" svg:x="9.114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3" draw:text-style-name="P7" draw:layer="layout" svg:width="0.149cm" svg:height="0.466cm" svg:x="9.398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3" draw:text-style-name="P7" draw:layer="layout" svg:width="0.315cm" svg:height="0.32cm" svg:x="9.6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3" draw:text-style-name="P7" draw:layer="layout" svg:width="0.155cm" svg:height="0.484cm" svg:x="9.944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073cm" svg:height="0.3cm" svg:x="10.178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3" draw:text-style-name="P7" draw:layer="layout" svg:width="0.369cm" svg:height="0.516cm" svg:x="10.805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3" draw:text-style-name="P7" draw:layer="layout" svg:width="0.285cm" svg:height="0.44cm" svg:x="11.174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3" draw:text-style-name="P7" draw:layer="layout" svg:width="0.501cm" svg:height="0.476cm" svg:x="11.557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3" draw:text-style-name="P7" draw:layer="layout" svg:width="0.301cm" svg:height="0.22cm" svg:x="12.01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3" draw:text-style-name="P7" draw:layer="layout" svg:width="0.285cm" svg:height="0.44cm" svg:x="12.37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3" draw:text-style-name="P7" draw:layer="layout" svg:width="0.467cm" svg:height="0.163cm" svg:x="12.95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31cm" svg:height="0.46cm" svg:x="13.682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3" draw:text-style-name="P7" draw:layer="layout" svg:width="0.369cm" svg:height="0.516cm" svg:x="14.052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3" draw:text-style-name="P7" draw:layer="layout" svg:width="0.301cm" svg:height="0.22cm" svg:x="14.427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3" draw:text-style-name="P7" draw:layer="layout" svg:width="0.381cm" svg:height="0.46cm" svg:x="14.817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3" draw:text-style-name="P7" draw:layer="layout" svg:width="0.379cm" svg:height="0.46cm" svg:x="10.669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3" draw:text-style-name="P7" draw:layer="layout" svg:width="0.467cm" svg:height="0.163cm" svg:x="11.305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79cm" svg:height="0.46cm" svg:x="12.028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3" draw:text-style-name="P7" draw:layer="layout" svg:width="0.147cm" svg:height="0.328cm" svg:x="12.454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3" draw:text-style-name="P7" draw:layer="layout" svg:width="0.253cm" svg:height="0.344cm" svg:x="12.658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3" draw:text-style-name="P7" draw:layer="layout" svg:width="0.467cm" svg:height="0.466cm" svg:x="13.152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3" draw:text-style-name="P7" draw:layer="layout" svg:width="0.381cm" svg:height="0.46cm" svg:x="13.836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3" draw:text-style-name="P7" draw:layer="layout" svg:width="0.299cm" svg:height="0.22cm" svg:x="14.261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3" draw:text-style-name="P7" draw:layer="layout" svg:width="0.147cm" svg:height="0.328cm" svg:x="14.609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3" draw:text-style-name="P7" draw:layer="layout" svg:width="0.253cm" svg:height="0.344cm" svg:x="14.813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5" draw:text-style-name="P16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draw:custom-shape draw:style-name="gr16" draw:text-style-name="P13" draw:layer="layout" svg:width="22.86cm" svg:height="3.175cm" svg:x="2.065cm" svg:y="8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latex§\partial_t( \rho u) + \partial_{\beta}( \rho u_{\alpha} u_{\beta} ) = -\rho \partial_\alpha \mu^{id} - \rho \partial_\alpha \mu^{nid}  + \partial_{\beta} \sigma_{\alpha \beta} §svg§600§TRUE§</svg:desc>
            <draw:path draw:style-name="gr3" draw:text-style-name="P7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  <text:p/>
            </draw:path>
            <draw:path draw:style-name="gr3" draw:text-style-name="P7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  <text:p/>
            </draw:path>
            <draw:path draw:style-name="gr3" draw:text-style-name="P7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  <text:p/>
            </draw:path>
            <draw:path draw:style-name="gr3" draw:text-style-name="P7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  <text:p/>
            </draw:path>
            <draw:path draw:style-name="gr3" draw:text-style-name="P7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  <text:p/>
            </draw:path>
            <draw:path draw:style-name="gr3" draw:text-style-name="P7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  <text:p/>
            </draw:path>
            <draw:path draw:style-name="gr3" draw:text-style-name="P7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  <text:p/>
            </draw:path>
            <draw:path draw:style-name="gr3" draw:text-style-name="P7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  <text:p/>
            </draw:path>
            <draw:path draw:style-name="gr3" draw:text-style-name="P7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  <text:p/>
            </draw:path>
            <draw:path draw:style-name="gr3" draw:text-style-name="P7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  <text:p/>
            </draw:path>
            <draw:path draw:style-name="gr3" draw:text-style-name="P7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  <text:p/>
            </draw:path>
            <draw:path draw:style-name="gr3" draw:text-style-name="P7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  <text:p/>
            </draw:path>
            <draw:path draw:style-name="gr3" draw:text-style-name="P7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  <text:p/>
            </draw:path>
            <draw:path draw:style-name="gr3" draw:text-style-name="P7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7" draw:layer="layout" svg:width="0.429cm" svg:height="0.027cm" svg:x="14.461cm" svg:y="10.728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  <text:p/>
            </draw:path>
            <draw:path draw:style-name="gr3" draw:text-style-name="P7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  <text:p/>
            </draw:path>
            <draw:path draw:style-name="gr3" draw:text-style-name="P7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  <text:p/>
            </draw:path>
            <draw:path draw:style-name="gr3" draw:text-style-name="P7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  <text:p/>
            </draw:path>
            <draw:path draw:style-name="gr3" draw:text-style-name="P7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  <text:p/>
            </draw:path>
            <draw:path draw:style-name="gr3" draw:text-style-name="P7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  <text:p/>
            </draw:path>
            <draw:path draw:style-name="gr3" draw:text-style-name="P7" draw:layer="layout" svg:width="0.429cm" svg:height="0.027cm" svg:x="17.251cm" svg:y="10.728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  <text:p/>
            </draw:path>
            <draw:path draw:style-name="gr3" draw:text-style-name="P7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  <text:p/>
            </draw:path>
            <draw:path draw:style-name="gr3" draw:text-style-name="P7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  <text:p/>
            </draw:path>
            <draw:path draw:style-name="gr3" draw:text-style-name="P7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  <text:p/>
            </draw:path>
            <draw:path draw:style-name="gr3" draw:text-style-name="P7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  <text:p/>
            </draw:path>
            <draw:path draw:style-name="gr3" draw:text-style-name="P7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  <text:p/>
            </draw:path>
            <draw:path draw:style-name="gr3" draw:text-style-name="P7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  <text:p/>
            </draw:path>
            <draw:path draw:style-name="gr3" draw:text-style-name="P7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  <text:p/>
            </draw:path>
            <draw:path draw:style-name="gr3" draw:text-style-name="P7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  <text:p/>
            </draw:path>
            <draw:path draw:style-name="gr3" draw:text-style-name="P7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  <text:p/>
            </draw:path>
            <draw:path draw:style-name="gr3" draw:text-style-name="P7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  <text:p/>
            </draw:path>
          </draw:g>
          <draw:frame draw:style-name="gr17" draw:text-style-name="P16" draw:layer="layout" svg:width="20.955cm" svg:height="1.27cm" svg:x="2.065cm" svg:y="9.053cm">
            <draw:text-box>
              <text:p><text:span text:style-name="T4">Momentum Equation with Chemical potential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8.032cm" svg:height="2.54cm" svg:x="0cm" svg:y="0cm" presentation:class="title" presentation:placeholder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20:10:30.013944856</dc:date>
    <meta:editing-duration>PT5H59M43S</meta:editing-duration>
    <meta:editing-cycles>47</meta:editing-cycles>
    <meta:document-statistic meta:object-count="608"/>
  </office:meta>
</office:document-meta>
</file>